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F000001AACAF1299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/>
      <style:text-properties style:text-line-through-style="none" fo:font-size="18pt" style:text-underline-style="none" fo:font-weight="bold" style:text-blinking="false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LLS</text:p>
      <text:p text:style-name="P1"/>
      <text:p text:style-name="P1"><draw:frame draw:style-name="fr1" draw:name="graphics1" text:anchor-type="paragraph" svg:x="4.787cm" svg:y="0.106cm" svg:width="8.017cm" svg:height="11.271cm" draw:z-index="0"><draw:image xlink:href="Pictures/100000000000012F000001AACAF12992.png" xlink:type="simple" xlink:show="embed" xlink:actuate="onLoad"/></draw:frame></text:p>
      <text:p text:style-name="P1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1:46:14.22</meta:creation-date>
    <meta:generator>OpenOffice/4.1.15$Win32 OpenOffice.org_project/4115m2$Build-9813</meta:generator>
    <dc:date>2025-06-28T11:52:22.25</dc:date>
    <dc:creator>Paul Paroczai</dc:creator>
    <meta:editing-duration>PT2M39S</meta:editing-duration>
    <meta:editing-cycles>3</meta:editing-cycles>
    <meta:document-statistic meta:table-count="0" meta:image-count="1" meta:object-count="0" meta:page-count="1" meta:paragraph-count="1" meta:word-count="1" meta:character-count="6"/>
  </office:meta>
</office:document-meta>
</file>